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Highlevel" style:family="table">
      <style:table-properties style:width="17.013cm" fo:margin-left="0cm" table:align="left" style:may-break-between-rows="false"/>
    </style:style>
    <style:style style:name="Highlevel.A" style:family="table-column">
      <style:table-column-properties style:column-width="1.693cm"/>
    </style:style>
    <style:style style:name="Highlevel.B" style:family="table-column">
      <style:table-column-properties style:column-width="15.319cm"/>
    </style:style>
    <style:style style:name="Highlevel.A1" style:family="table-cell">
      <style:table-cell-properties fo:padding="0.097cm" fo:border-left="0.05pt solid #000000" fo:border-right="none" fo:border-top="0.05pt solid #000000" fo:border-bottom="0.05pt solid #000000"/>
    </style:style>
    <style:style style:name="Highlevel.B1" style:family="table-cell">
      <style:table-cell-properties fo:padding="0.097cm" fo:border="0.05pt solid #000000"/>
    </style:style>
    <style:style style:name="Highlevel.A2" style:family="table-cell">
      <style:table-cell-properties fo:padding="0.097cm" fo:border-left="0.05pt solid #000000" fo:border-right="none" fo:border-top="none" fo:border-bottom="0.05pt solid #000000"/>
    </style:style>
    <style:style style:name="Highlevel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905cm"/>
    </style:style>
    <style:style style:name="Table1.B" style:family="table-column">
      <style:table-column-properties style:column-width="15.10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1">
      <style:paragraph-properties fo:break-before="page"/>
      <style:text-properties officeooo:rsid="000752ea" officeooo:paragraph-rsid="000752ea"/>
    </style:style>
    <style:style style:name="P2" style:family="paragraph" style:parent-style-name="Heading_20_1" style:list-style-name="" style:master-page-name="First_20_Page">
      <style:paragraph-properties style:page-number="auto"/>
      <style:text-properties officeooo:rsid="000752ea" officeooo:paragraph-rsid="000752ea"/>
    </style:style>
    <style:style style:name="P3" style:family="paragraph" style:parent-style-name="Table_20_Heading">
      <style:text-properties officeooo:rsid="000752ea" officeooo:paragraph-rsid="000752ea"/>
    </style:style>
    <style:style style:name="P4" style:family="paragraph" style:parent-style-name="Heading_20_3">
      <style:text-properties officeooo:rsid="000752ea" officeooo:paragraph-rsid="000752ea"/>
    </style:style>
    <style:style style:name="P5" style:family="paragraph" style:parent-style-name="Heading_20_2">
      <style:text-properties officeooo:rsid="000752ea" officeooo:paragraph-rsid="000752ea"/>
    </style:style>
    <style:style style:name="P6" style:family="paragraph" style:parent-style-name="Table_20_Contents">
      <style:text-properties officeooo:rsid="000752ea" officeooo:paragraph-rsid="000752ea"/>
    </style:style>
    <style:style style:name="P7" style:family="paragraph" style:parent-style-name="Table_20_Contents">
      <style:text-properties officeooo:rsid="00093238" officeooo:paragraph-rsid="00093238"/>
    </style:style>
    <style:style style:name="P8" style:family="paragraph" style:parent-style-name="Text_20_body">
      <style:text-properties officeooo:rsid="000752ea" officeooo:paragraph-rsid="000752ea"/>
    </style:style>
    <style:style style:name="P9" style:family="paragraph" style:parent-style-name="Text_20_body">
      <style:text-properties officeooo:paragraph-rsid="000752ea"/>
    </style:style>
    <style:style style:name="P10" style:family="paragraph">
      <loext:graphic-properties draw:fill="none" draw:fill-color="#ffffff"/>
      <style:text-properties fo:font-size="32pt" style:font-size-asian="32pt" style:font-size-complex="32pt"/>
    </style:style>
    <style:style style:name="T1" style:family="text">
      <style:text-properties officeooo:rsid="00093238"/>
    </style:style>
    <style:style style:name="T2" style:family="text">
      <style:text-properties fo:font-size="32pt" style:font-size-asian="32pt" style:font-size-complex="32pt"/>
    </style:style>
    <style:style style:name="gr1" style:family="graphic">
      <style:graphic-properties draw:stroke="none" svg:stroke-color="#000000" draw:fill="none" draw:fill-color="#ffffff" fo:min-height="2.487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draw:frame text:anchor-type="paragraph" draw:z-index="0" draw:name="Shape1" draw:style-name="gr1" draw:text-style-name="P10" svg:width="10.637cm" svg:height="2.599cm" svg:x="2.97cm" svg:y="8.082cm"><draw:text-box><text:p><text:span text:style-name="T2">Requirements</text:span></text:p><text:p><text:span text:style-name="T2">Document</text:span></text:p></draw:text-box></draw:frame></text:h>
      <text:h text:style-name="P1" text:outline-level="1">Requirements Document</text:h>
      <text:h text:style-name="P5" text:outline-level="2">Definition</text:h>
      <text:p text:style-name="P8">A database which gives access to a user’s stored passwords.</text:p>
      <text:h text:style-name="P5" text:outline-level="2">Requirements</text:h>
      <text:h text:style-name="P4" text:outline-level="3">High Level</text:h>
      <table:table table:name="Highlevel" table:style-name="Highlevel">
        <table:table-column table:style-name="Highlevel.A"/>
        <table:table-column table:style-name="Highlevel.B"/>
        <table:table-header-rows>
          <table:table-row>
            <table:table-cell table:style-name="Highlevel.A1" office:value-type="string">
              <text:p text:style-name="P3">ID</text:p>
            </table:table-cell>
            <table:table-cell table:style-name="Highlevel.B1" office:value-type="string">
              <text:p text:style-name="P3">Description</text:p>
            </table:table-cell>
          </table:table-row>
        </table:table-header-rows>
        <table:table-row>
          <table:table-cell table:style-name="Highlevel.A2" office:value-type="string">
            <text:p text:style-name="P6">H01</text:p>
          </table:table-cell>
          <table:table-cell table:style-name="Highlevel.B2" office:value-type="string">
            <text:p text:style-name="P6">Application must be able to <text:span text:style-name="T1">recognize</text:span> username and password of a user.</text:p>
          </table:table-cell>
        </table:table-row>
        <table:table-row>
          <table:table-cell table:style-name="Highlevel.A2" office:value-type="string">
            <text:p text:style-name="P6">H02</text:p>
          </table:table-cell>
          <table:table-cell table:style-name="Highlevel.B2" office:value-type="string">
            <text:p text:style-name="P6">Application must be able to send back data from database.</text:p>
          </table:table-cell>
        </table:table-row>
      </table:table>
      <text:p text:style-name="P9"/>
      <text:h text:style-name="P4" text:outline-level="3">Low Level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3">ID</text:p>
            </table:table-cell>
            <table:table-cell table:style-name="Table1.B1" office:value-type="string">
              <text:p text:style-name="P3">Description</text:p>
            </table:table-cell>
          </table:table-row>
        </table:table-header-rows>
        <table:table-row>
          <table:table-cell table:style-name="Table1.A2" office:value-type="string">
            <text:p text:style-name="P6">H01_L01</text:p>
          </table:table-cell>
          <table:table-cell table:style-name="Table1.B2" office:value-type="string">
            <text:p text:style-name="P6">Application must be able to <text:span text:style-name="T1">match username and password from database</text:span></text:p>
          </table:table-cell>
        </table:table-row>
        <table:table-row>
          <table:table-cell table:style-name="Table1.A2" office:value-type="string">
            <text:p text:style-name="P7">H02_L01</text:p>
          </table:table-cell>
          <table:table-cell table:style-name="Table1.B2" office:value-type="string">
            <text:p text:style-name="P7">Application must be able to send and receive data properly.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8T17:16:00.258391257</meta:creation-date>
    <dc:date>2020-10-18T20:45:04.598914594</dc:date>
    <meta:editing-duration>PT1M25S</meta:editing-duration>
    <meta:editing-cycles>1</meta:editing-cycles>
    <meta:generator>LibreOffice/6.0.7.3$Linux_X86_64 LibreOffice_project/00m0$Build-3</meta:generator>
    <meta:document-statistic meta:table-count="2" meta:image-count="0" meta:object-count="0" meta:page-count="2" meta:paragraph-count="18" meta:word-count="69" meta:character-count="422" meta:non-whitespace-character-count="371"/>
  </office:meta>
</office:document-meta>
</file>